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3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23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Mens. 08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09-04" calcext:value-type="date">
            <text:p>04/09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Mens. 09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0-02" calcext:value-type="date">
            <text:p>02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Mens. 10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Mens. 11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2-04" calcext:value-type="date">
            <text:p>04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Mens. 12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Mens. 0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2-04" calcext:value-type="date">
            <text:p>04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Mens. 0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Mens. 03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4-03" calcext:value-type="date">
            <text:p>03/04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Mens. 04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Mens. 05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Mens. 06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7-02" calcext:value-type="date">
            <text:p>02/07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Mens. 08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14]-[.F14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14])" office:value-type="float" office:value="150" calcext:value-type="float">
            <text:p>150,00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6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4.486939371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09-01">00/00/0000</text:date></text:span><text:span text:style-name="MT5"><text:s/>- </text:span><text:span text:style-name="MT5"><text:time style:data-style-name="N2" text:time-value="14:08:14.488502480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4.4920031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9-01T14:08:14.855899201</dc:date>
    <dc:language>pt-PT</dc:language>
    <meta:editing-cycles>705</meta:editing-cycles>
    <meta:editing-duration>P1DT7H10M14S</meta:editing-duration>
    <meta:print-date>2020-06-04T09:49:02.903000000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